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gtree" svg:font-family="Figtree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d7ab" officeooo:paragraph-rsid="0014d7ab"/>
    </style:style>
    <style:style style:name="P2" style:family="paragraph" style:parent-style-name="Standard">
      <style:text-properties officeooo:paragraph-rsid="0014d7ab"/>
    </style:style>
    <style:style style:name="T1" style:family="text">
      <style:text-properties officeooo:rsid="0014d7ab"/>
    </style:style>
    <style:style style:name="T2" style:family="text">
      <style:text-properties fo:font-variant="normal" fo:text-transform="none" fo:color="#000000" loext:opacity="100%" style:font-name="Figtree" fo:font-size="9.60000038146973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Figtree" fo:font-size="9.60000038146973pt" fo:letter-spacing="normal" fo:font-style="normal" fo:font-weight="normal" officeooo:rsid="0014d7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this documentation we will compare the concurrency models of Akka and Golang</text:p>
      <text:p text:style-name="P1"/>
      <text:p text:style-name="P2"><text:span text:style-name="T1">Akka </text:span><text:span text:style-name="T3">is a set of libraries for designing scalable, resilient systems that span processor cores and networks. Akka allows you to focus on meeting business needs instead of writing low-level code to provide reliable behavior, fault tolerance, and high performance.</text:span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gtree" svg:font-family="Figtree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17:51:34.428684467</meta:creation-date>
    <meta:generator>LibreOffice/7.3.7.2$Linux_X86_64 LibreOffice_project/30$Build-2</meta:generator>
    <dc:date>2024-07-31T18:19:50.132885968</dc:date>
    <meta:editing-duration>PT15M2S</meta:editing-duration>
    <meta:editing-cycles>1</meta:editing-cycles>
    <meta:document-statistic meta:table-count="0" meta:image-count="0" meta:object-count="0" meta:page-count="1" meta:paragraph-count="2" meta:word-count="53" meta:character-count="341" meta:non-whitespace-character-count="290"/>
  </office:meta>
</office:document-meta>
</file>